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, sans-serif"/>
    <style:font-face style:name="OpenSymbol" svg:font-family="OpenSymbol"/>
    <style:font-face style:name="SymbolMT" svg:font-family="SymbolMT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fo:color="#a74d8b" style:font-name="Verdana" fo:font-size="10pt" fo:font-style="italic" style:font-name-asian="Verdana" style:font-size-asian="10pt" style:font-style-asian="italic" style:font-name-complex="Verdana" style:font-size-complex="10pt" style:font-style-complex="italic"/>
    </style:style>
    <style:style style:name="P3" style:family="paragraph" style:parent-style-name="Standard">
      <style:paragraph-properties fo:text-align="start" style:justify-single-word="false" style:text-autospace="none"/>
      <style:text-properties fo:color="#a74d8b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P4" style:family="paragraph" style:parent-style-name="Standard">
      <style:paragraph-properties style:text-autospace="none"/>
      <style:text-properties fo:color="#a74d8b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P5" style:family="paragraph" style:parent-style-name="Standard" style:list-style-name="L10">
      <style:paragraph-properties fo:text-align="start" style:justify-single-word="false" style:text-autospace="none"/>
    </style:style>
    <style:style style:name="P6" style:family="paragraph" style:parent-style-name="Standard">
      <style:text-properties fo:color="#000000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8" style:family="paragraph" style:parent-style-name="Standard" style:list-style-name="L2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9" style:family="paragraph" style:parent-style-name="Standard" style:list-style-name="L3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10" style:family="paragraph" style:parent-style-name="Standard" style:list-style-name="L4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11" style:family="paragraph" style:parent-style-name="Standard" style:list-style-name="L5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12" style:family="paragraph" style:parent-style-name="Standard" style:list-style-name="L6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13" style:family="paragraph" style:parent-style-name="Standard" style:list-style-name="L7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14" style:family="paragraph" style:parent-style-name="Standard" style:list-style-name="L9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15" style:family="paragraph" style:parent-style-name="Standard" style:list-style-name="L10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16" style:family="paragraph" style:parent-style-name="Standard" style:list-style-name="L8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18" style:family="paragraph" style:parent-style-name="Standard">
      <style:text-properties fo:color="#000000" style:font-name="Calibri" fo:font-size="11pt"/>
    </style:style>
    <style:style style:name="P19" style:family="paragraph" style:parent-style-name="Standard">
      <style:paragraph-properties style:text-autospace="none"/>
      <style:text-properties fo:color="#000000" style:font-name="Calibri" fo:font-size="11pt" style:font-name-asian="Verdana" style:font-size-asian="10pt" style:font-name-complex="Verdana" style:font-size-complex="10pt"/>
    </style:style>
    <style:style style:name="P20" style:family="paragraph" style:parent-style-name="Standard">
      <style:paragraph-properties fo:text-align="start" style:justify-single-word="false" style:text-autospace="none"/>
      <style:text-properties fo:color="#a74d8b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P21" style:family="paragraph" style:parent-style-name="Standard">
      <style:text-properties style:font-name="Calibri" fo:font-size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Verdana" fo:font-size="10pt" style:font-name-asian="Verdana" style:font-size-asian="10pt" style:font-name-complex="Verdana" style:font-size-complex="10pt"/>
    </style:style>
    <style:style style:name="T4" style:family="text">
      <style:text-properties fo:color="#000000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T5" style:family="text">
      <style:text-properties fo:color="#a74d8b" style:font-name="SymbolMT" style:font-name-asian="SymbolMT" style:font-name-complex="SymbolMT"/>
    </style:style>
    <style:style style:name="T6" style:family="text">
      <style:text-properties fo:color="#a74d8b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LGEMEINES</text:p>
      <text:list xml:id="list37480048" text:style-name="L1">
        <text:list-item>
          <text:p text:style-name="P7">Schule mit Anschrift, Telefonnummer und Faxnummer, Email-Adresse</text:p>
        </text:list-item>
        <text:list-item>
          <text:p text:style-name="P7">Projektteilnehmer/innen (Name und Klasse)</text:p>
        </text:list-item>
        <text:list-item>
          <text:p text:style-name="P7">Projektkoordinator/in im Projektteam (Kontaktdaten)</text:p>
        </text:list-item>
        <text:list-item>
          <text:p text:style-name="P7">Projektbetreuer/in an Schule (Kontaktdaten)</text:p>
        </text:list-item>
        <text:list-item>
          <text:p text:style-name="P7">Projekttitel, Projektnummer (siehe Teilnahmebestätigung)</text:p>
        </text:list-item>
        <text:list-item>
          <text:p text:style-name="P7">Kategorie &amp; Spezifikation</text:p>
        </text:list-item>
      </text:list>
      <text:p text:style-name="P3">1. INHALTSVERZEICHNIS</text:p>
      <text:p text:style-name="P3">2. PROJEKTDOKUMENTATION</text:p>
      <text:p text:style-name="P1">Diese Dokumentation sollte in <text:span text:style-name="T1">drei Schwerpunkte </text:span>geteilt sein; die Fragen sollen eine</text:p>
      <text:p text:style-name="P1">Anleitung zum Inhalt bieten:</text:p>
      <text:p text:style-name="P3">2.1. PROJEKTENTSTEHUNG UND –PLANUNG</text:p>
      <text:p text:style-name="P1">Erklärt die Projekthintergründe und die angegangene Arbeitshypothese.</text:p>
      <text:list xml:id="list37474110" text:style-name="L2">
        <text:list-item>
          <text:p text:style-name="P8">Wie entstand die Projektidee?</text:p>
        </text:list-item>
        <text:list-item>
          <text:p text:style-name="P8">Was ist das Ziel der Projektarbeit?</text:p>
        </text:list-item>
      </text:list>
      <text:p text:style-name="P1"><text:span text:style-name="T5"> </text:span><text:span text:style-name="T6">Welche Recherchen wurden getätigt?</text:span></text:p>
      <text:list xml:id="list37491673" text:style-name="L3">
        <text:list-item>
          <text:p text:style-name="P9">Wie wurde der Projektablauf terminlich festgelegt (Meilensteine)?</text:p>
        </text:list-item>
        <text:list-item>
          <text:p text:style-name="P9">Wie war die Aufgabenverteilung und Ressourcenplanung? (Kooperationen mit außerschulischen Partnern)</text:p>
        </text:list-item>
        <text:list-item>
          <text:p text:style-name="P9">…</text:p>
        </text:list-item>
      </text:list>
      <text:p text:style-name="P3">2.2. INHALTLICHE BESCHREIBUNG DES PROJEKTS</text:p>
      <text:p text:style-name="P1">Gebt die nötigen Methoden bzw. Materialien an, erklärt die Arbeitsweise, mit der ihr</text:p>
      <text:p text:style-name="P1">vorgegangen seid, bringt Daten, die eure Beobachtungen bzw. Entwicklungen erbracht</text:p>
      <text:p text:style-name="P1">haben.</text:p>
      <text:list xml:id="list37485298" text:style-name="L4">
        <text:list-item>
          <text:p text:style-name="P10">Welche Idee/Innovation steckt im Projekt?</text:p>
        </text:list-item>
        <text:list-item>
          <text:p text:style-name="P10">Welche Lösungswege wurden ins Auge gefasst?</text:p>
        </text:list-item>
        <text:list-item>
          <text:p text:style-name="P10">Welche Experimente/Versuche/Studien wurden angestellt?</text:p>
        </text:list-item>
        <text:list-item>
          <text:p text:style-name="P10">Welche Forschungsmethoden wurden angewendet bzw. entwickelt (z.B. bei</text:p>
        </text:list-item>
      </text:list>
      <text:p text:style-name="P1">Datenerhebung mittels Fragebogen oder ähnl.)?</text:p>
      <text:list xml:id="list37474602" text:style-name="L5">
        <text:list-item>
          <text:p text:style-name="P11">Wurden Interessensgruppen involviert bzw. wie wurden diese informiert</text:p>
        </text:list-item>
      </text:list>
      <text:p text:style-name="P1">(Wissenstransfer)?</text:p>
      <text:list xml:id="list37481836" text:style-name="L6">
        <text:list-item>
          <text:p text:style-name="P12">Welche Ergebnisse wurden (bisher) erzielt?</text:p>
        </text:list-item>
      </text:list>
      <text:p text:style-name="P2">Sollte das Projekt noch nicht abgeschlossen sein, sind die vorläufigen Ergebnisse</text:p>
      <text:p text:style-name="P2">bis dato zu dokumentieren und eine Vorschau auf das weitere Vorhaben zu</text:p>
      <text:p text:style-name="P2">erstellen.</text:p>
      <text:list xml:id="list37500823" text:style-name="L7">
        <text:list-item>
          <text:p text:style-name="P13">Wie wurde kontrolliert, ob das Ziel (bisher) erreicht wurde?</text:p>
        </text:list-item>
        <text:list-item>
          <text:p text:style-name="P13">Welcher Arbeitsaufwand steckte im Projekt?</text:p>
        </text:list-item>
        <text:list-item>
          <text:p text:style-name="P13">Welche Schlussfolgerungen sind (bis dato) daraus zu ziehen?</text:p>
        </text:list-item>
      </text:list>
      <text:p text:style-name="P2">Bei Sonderpreis-Projekten ist u.a. die Relevanz der ökologischen, sozialen und</text:p>
      <text:p text:style-name="P2">ökonomischen Nachhaltigkeit bzw. die wirtschaftliche Machbarkeit anzuführen.</text:p>
      <text:list xml:id="list37472574" text:style-name="L8">
        <text:list-item>
          <text:p text:style-name="P16">...</text:p>
        </text:list-item>
      </text:list>
      <text:p text:style-name="P3">2.3. BERICHT DER PROJEKTKOORDINATOR/IN</text:p>
      <text:p text:style-name="P1">Neben den Projekt-Inhalten ist es der Jury wichtig, auch Näheres aus dem Projekt-</text:p>
      <text:p text:style-name="P1">Umfeld zu erfahren, d.h. wie das Projektteam die gemeinsame Arbeit, die Organisation</text:p>
      <text:p text:style-name="P1">und Durchführung des Projekts bewerkstelligt hat.</text:p>
      <text:p text:style-name="P1">Beschreibe daher bitte die Zusammenarbeit</text:p>
      <text:list xml:id="list37494026" text:style-name="L9">
        <text:list-item>
          <text:p text:style-name="P14">innerhalb des Projektteilnehmer/innen (Schüler/innen),</text:p>
        </text:list-item>
        <text:list-item>
          <text:p text:style-name="P14">zwischen den Projektteilnehmer/innen (Schüler/innen) und der/dem</text:p>
        </text:list-item>
      </text:list>
      <text:p text:style-name="P1">Projektbetreuer/innen (Lehrer/innen) sowie</text:p>
      <text:list xml:id="list37501901" text:style-name="L10">
        <text:list-item>
          <text:p text:style-name="P5"><text:span text:style-name="T3">mit den Kooperationspartner/innen (Betriebe, Forschungseinrichtungen, Behörden, …) im Hinblick auf die Kommunikation, Arbeitsformen, unerwartete Hindernisse, Lösungs-hilfen usw. sowie die </text:span><text:span text:style-name="T4">sozialen Lernprozesse</text:span><text:span text:style-name="T3">:</text:span></text:p>
        </text:list-item>
        <text:list-item>
          <text:p text:style-name="P15">Wie wurde das Lernen im Team von den Schüler/innen erlebt?</text:p>
        </text:list-item>
        <text:list-item>
          <text:p text:style-name="P15">Welche positiven und negativen Erfahrungen wurden gesammelt?</text:p>
        </text:list-item>
        <text:list-item>
          <text:p text:style-name="P15">Wie wurde mit unterschiedlichen Ideen, mit Konflikten etc. Umgegangen?</text:p>
        </text:list-item>
        <text:list-item>
          <text:p text:style-name="P15">…</text:p>
        </text:list-item>
      </text:list>
      <text:p text:style-name="P3">3. LITERATURVERZEICHNIS</text:p>
      <text:p text:style-name="P3">4. ANHANG</text:p>
      <text:p text:style-name="P17">Skizzen, Grafiken, Zeichnungen, Schaltpläne, Fotos, Links zu Videos oder Websites etc.</text:p>
      <text:p text:style-name="P17"><text:soft-page-break/></text:p>
      <text:p text:style-name="P17"/>
      <text:p text:style-name="P4">SONDERPREIS tech&amp;society</text:p>
      <text:p text:style-name="P1">Ein Projekt dieser Kategorie soll mehr als einen Literaturteil umfassen. Die Projektarbeit</text:p>
      <text:p text:style-name="P1">soll die angewendete Forschungsmethode (z.B. für Fragebogen-Erhebung,</text:p>
      <text:p text:style-name="P1">Medienbeobachtung, etc.) zur Ergebnisermittlung aufzeigen bzw. können eigens neu</text:p>
      <text:p text:style-name="P1">entwickelte Methoden/Forschungs-Designs ausprobiert werden. Die Projektarbeit soll</text:p>
      <text:p text:style-name="P1">sowohl die Reflexion der eigenen Rolle als auch das Involvieren der betroffenen Zielgruppe,</text:p>
      <text:p text:style-name="P1">auf die sich die Fragestellung bezieht, beinhalten. Die angewandten Methoden und</text:p>
      <text:p text:style-name="P17">Ergebnisse sollen gut nachvollziehbar und optisch ansprechend dargestellt sein.</text:p>
      <text:p text:style-name="P17"/>
      <text:p text:style-name="P17"/>
      <text:p text:style-name="P17"/>
      <text:p text:style-name="P19">Liebes Projektteam,</text:p>
      <text:p text:style-name="P6"> </text:p>
      <text:p text:style-name="P21"><text:span text:style-name="T2">bezugnehmend auf das Projekt mit dem Titel „</text:span>Autonomes Rollstuhl Steuerungs- und Schutzsystem“<text:span text:style-name="T2"> (J130</text:span>516<text:span text:style-name="T2">), eingereicht in der Kategorie „tech&amp;society“, möchten wir noch mit einer Anregung an euch herantreten.</text:span> </text:p>
      <text:p text:style-name="P6"> </text:p>
      <text:p text:style-name="P21"><text:span text:style-name="T2">Das beschriebene Projekt zur </text:span>Unterstützung von Rollstuhlfahrer/innen <text:span text:style-name="T2">ist nachvollziehbar dargestellt. Darüber hinaus wäre </text:span>es <text:span text:style-name="T2">auch s</text:span>pannend, wenn ihr darauf eingehen könntet, wie die vernetzte Sensorik das Leben der Betroffenen beeinflussen kann/wird. </text:p>
      <text:p text:style-name="Standard"> </text:p>
      <text:p text:style-name="P18">Wir wünschen weiterhin viel Spaß beim Projekt und sind schon gespannt auf euren Bericht! Nicht vergessen &gt; Deadline ist der 1. März!</text:p>
      <text:p text:style-name="P6"> </text:p>
      <text:p text:style-name="P18">Mit besten Grüßen,</text:p>
      <text:p text:style-name="P18">Euer Jugend Innovativ Team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, sans-serif"/>
    <style:font-face style:name="OpenSymbol" svg:font-family="OpenSymbol"/>
    <style:font-face style:name="SymbolMT" svg:font-family="SymbolMT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19M5S</meta:editing-duration>
    <meta:editing-cycles>4</meta:editing-cycles>
    <meta:generator>OpenOffice.org/3.3$Win32 OpenOffice.org_project/330m20$Build-9567</meta:generator>
    <dc:date>2013-02-16T09:31:35.86</dc:date>
    <dc:creator>Andreas Gruber</dc:creator>
    <meta:document-statistic meta:table-count="0" meta:image-count="0" meta:object-count="0" meta:page-count="2" meta:paragraph-count="74" meta:word-count="533" meta:character-count="4141"/>
    <meta:user-defined meta:name="Info 1"/>
    <meta:user-defined meta:name="Info 2"/>
    <meta:user-defined meta:name="Info 3"/>
    <meta:user-defined meta:name="Info 4"/>
  </office:meta>
</office:document-meta>
</file>